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initial-creator>Svante Schubert</meta:initial-creator>
    <meta:creation-date>2022-02-19T14:37:45.820000000</meta:creation-date>
    <dc:date>2022-02-19T14:40:28.534000000</dc:date>
    <dc:creator>Svante Schubert</dc:creator>
    <meta:editing-duration>PT2M9S</meta:editing-duration>
    <meta:editing-cycles>2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" meta:word-count="2" meta:character-count="12" meta:non-whitespace-character-count="11"/>
  </office:meta>
</office:document-meta>
</file>